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PageModelParser.parseRegions( JsonParser parser , String se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cksonPageModelParser.pars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sonParserHelper.getNextTextValue( String fieldName , JsonParser par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cksonPageModelParser.parseSegments( Json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onParserHelper.assertExpectedJsonToken( JsonToken object , JsonToken expected , JsonLocation json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ParserHelper.buildFailMessage( Object object , Objec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PageModelParser.parseWidgets( JsonParser parser , RegionEnum reg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sonParserHelper.reportParseError( String errorMsg , JsonLocation json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ParserHelper.assertExpectedFiled( String object , String expected , JsonLocation jsonL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cksonPageModelParser.parseLayouts( JsonParser parser , String seg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